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2.478cm" fo:min-width="4.69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.09cm" fo:min-width="1.622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0.785cm"/>
    </style:style>
    <style:style style:name="gr4" style:family="graphic" style:parent-style-name="standard">
      <style:graphic-properties svg:stroke-width="0.051cm" svg:stroke-color="#999999" draw:marker-start-width="0.355cm" draw:marker-end-width="0.355cm" draw:fill="none" draw:textarea-horizontal-align="justify" draw:textarea-vertical-align="middle" draw:auto-grow-height="false" fo:min-height="1.326cm" fo:min-width="0cm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999999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8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0.512cm" fo:min-width="2.936cm" fo:padding-top="0.15cm" fo:padding-bottom="0.15cm" fo:padding-left="0.275cm" fo:padding-right="0.275cm"/>
    </style:style>
    <style:style style:name="gr10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1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4cm" fo:min-width="0cm"/>
    </style:style>
    <style:style style:name="gr16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3.324cm" fo:min-width="2.286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42cm" fo:min-width="0cm"/>
    </style:style>
    <style:style style:name="gr18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3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5" style:family="graphic" style:parent-style-name="standard">
      <style:graphic-properties draw:stroke="none" svg:stroke-color="#000000" draw:fill="none" draw:fill-color="#ffffff" fo:min-height="0.756cm"/>
    </style:style>
    <style:style style:name="gr26" style:family="graphic" style:parent-style-name="objectwithoutfill">
      <style:graphic-properties svg:stroke-width="0.025cm" svg:stroke-color="#000000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2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2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none" draw:fill-color="#ffffff"/>
      <style:text-properties fo:font-size="18pt" style:font-size-asian="18pt" style:font-size-complex="18pt"/>
    </style:style>
    <style:style style:name="P7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8" style:family="paragraph">
      <style:paragraph-properties fo:text-align="end"/>
      <style:text-properties fo:font-size="12pt" style:text-underline-style="none" style:font-size-asian="12pt" style:font-size-complex="12pt"/>
    </style:style>
    <style:style style:name="P9" style:family="paragraph">
      <loext:graphic-properties draw:fill="none" draw:fill-color="#ffffff"/>
      <style:paragraph-properties fo:text-align="end"/>
      <style:text-properties fo:font-size="12pt" style:text-underline-style="none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2pt" style:text-underline-style="none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4cm" svg:height="2.778cm" svg:x="3.068cm" svg:y="7.1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72cm" svg:height="1.39cm" svg:x="5.064cm" svg:y="7.41cm">
          <text:p text:style-name="P2">I2C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85cm" svg:height="1.827cm" svg:x="7.144cm" svg:y="7.041cm">
          <draw:text-box>
            <text:p><text:span text:style-name="T1">GND</text:span></text:p>
            <text:p><text:span text:style-name="T1">VCC</text:span></text:p>
            <text:p><text:span text:style-name="T1">SDA</text:span></text:p>
            <text:p><text:span text:style-name="T1">SCL</text:span></text:p>
          </draw:text-box>
        </draw:frame>
        <draw:custom-shape draw:style-name="gr4" draw:text-style-name="P1" draw:layer="layout" svg:width="0.39cm" svg:height="1.626cm" svg:x="9.75cm" svg:y="7.31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9.766cm" svg:y1="7.74cm" svg:x2="10.13cm" svg:y2="7.74cm">
          <text:p/>
        </draw:line>
        <draw:frame draw:style-name="gr6" draw:text-style-name="P3" draw:layer="layout" svg:width="2.178cm" svg:height="1.433cm" svg:x="8.874cm" svg:y="5.86cm">
          <draw:text-box>
            <text:p><text:span text:style-name="T1">MB1 LCD</text:span></text:p>
            <text:p><text:span text:style-name="T1">Header</text:span></text:p>
            <text:p><text:span text:style-name="T1"><text:s text:c="5"/></text:span><text:span text:style-name="T1">P4</text:span></text:p>
          </draw:text-box>
        </draw:frame>
        <draw:frame draw:style-name="gr7" draw:text-style-name="P3" draw:layer="layout" svg:width="1.134cm" svg:height="0.645cm" svg:x="9.272cm" svg:y="8.935cm">
          <draw:text-box>
            <text:p><text:span text:style-name="T1"><text:s/></text:span><text:span text:style-name="T1">P1</text:span></text:p>
          </draw:text-box>
        </draw:frame>
        <draw:line draw:style-name="gr8" draw:text-style-name="P1" draw:layer="layout" svg:x1="9.33cm" svg:y1="8.342cm" svg:x2="9.942cm" svg:y2="8.732cm">
          <text:p/>
        </draw:line>
        <draw:line draw:style-name="gr8" draw:text-style-name="P1" draw:layer="layout" svg:x1="7.26cm" svg:y1="7.554cm" svg:x2="9.962cm" svg:y2="7.554cm">
          <text:p/>
        </draw:line>
        <draw:line draw:style-name="gr8" draw:text-style-name="P1" draw:layer="layout" svg:x1="7.26cm" svg:y1="7.954cm" svg:x2="9.956cm" svg:y2="7.954cm">
          <text:p/>
        </draw:line>
        <draw:line draw:style-name="gr8" draw:text-style-name="P1" draw:layer="layout" svg:x1="7.26cm" svg:y1="8.348cm" svg:x2="9.354cm" svg:y2="8.348cm">
          <text:p/>
        </draw:line>
        <draw:line draw:style-name="gr8" draw:text-style-name="P1" draw:layer="layout" svg:x1="7.26cm" svg:y1="8.75cm" svg:x2="9.336cm" svg:y2="8.75cm">
          <text:p/>
        </draw:line>
        <draw:line draw:style-name="gr5" draw:text-style-name="P1" draw:layer="layout" svg:x1="9.766cm" svg:y1="8.155cm" svg:x2="10.13cm" svg:y2="8.155cm">
          <text:p/>
        </draw:line>
        <draw:line draw:style-name="gr5" draw:text-style-name="P1" draw:layer="layout" svg:x1="9.766cm" svg:y1="8.55cm" svg:x2="10.13cm" svg:y2="8.55cm">
          <text:p/>
        </draw:line>
        <draw:line draw:style-name="gr8" draw:text-style-name="P1" draw:layer="layout" svg:x1="9.33cm" svg:y1="8.752cm" svg:x2="9.952cm" svg:y2="8.342cm">
          <text:p/>
        </draw:line>
        <draw:frame draw:style-name="gr3" draw:text-style-name="P3" draw:layer="layout" svg:width="1.285cm" svg:height="1.827cm" svg:x="10.011cm" svg:y="7.041cm">
          <draw:text-box>
            <text:p><text:span text:style-name="T1">GND</text:span></text:p>
            <text:p><text:span text:style-name="T1">VCC</text:span></text:p>
            <text:p><text:span text:style-name="T1">SCL</text:span></text:p>
            <text:p><text:span text:style-name="T1">SDA</text:span></text:p>
          </draw:text-box>
        </draw:frame>
        <draw:custom-shape draw:style-name="gr9" draw:text-style-name="P1" draw:layer="layout" svg:width="3.486cm" svg:height="10.812cm" svg:x="13.726cm" svg:y="6.07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10.12cm" svg:y1="7.578cm" svg:x2="13.718cm" svg:y2="7.578cm">
          <text:p/>
        </draw:line>
        <draw:line draw:style-name="gr11" draw:text-style-name="P4" draw:layer="layout" svg:x1="10.12cm" svg:y1="7.95cm" svg:x2="13.718cm" svg:y2="7.95cm">
          <text:p/>
        </draw:line>
        <draw:line draw:style-name="gr12" draw:text-style-name="P4" draw:layer="layout" svg:x1="10.12cm" svg:y1="8.374cm" svg:x2="13.718cm" svg:y2="8.374cm">
          <text:p/>
        </draw:line>
        <draw:line draw:style-name="gr13" draw:text-style-name="P4" draw:layer="layout" svg:x1="10.12cm" svg:y1="8.744cm" svg:x2="13.718cm" svg:y2="8.744cm">
          <text:p/>
        </draw:line>
        <draw:frame draw:style-name="gr14" draw:text-style-name="P3" draw:layer="layout" svg:width="4.395cm" svg:height="2.221cm" svg:x="12.393cm" svg:y="7.065cm">
          <draw:text-box>
            <text:p><text:span text:style-name="T1">Pin 4 <text:s text:c="4"/>GND</text:span></text:p>
            <text:p><text:span text:style-name="T1">Pin 26 <text:s text:c="2"/>USB, +5V <text:s text:c="4"/></text:span></text:p>
            <text:p><text:span text:style-name="T1">Pin 18 <text:s text:c="2"/>Gpio 22 SCL</text:span></text:p>
            <text:p><text:span text:style-name="T1">Pin 17 <text:s text:c="2"/>Gpio 23 SDA</text:span></text:p>
          </draw:text-box>
        </draw:frame>
        <draw:frame draw:style-name="gr15" draw:text-style-name="P3" draw:layer="layout" svg:width="3.53cm" svg:height="1.164cm" svg:x="13.814cm" svg:y="4.792cm">
          <draw:text-box>
            <text:p><text:span text:style-name="T1">Adafruit ESP32 </text:span></text:p>
            <text:p><text:span text:style-name="T1">Huzzah Feather</text:span></text:p>
          </draw:text-box>
        </draw:frame>
        <draw:custom-shape draw:style-name="gr16" draw:text-style-name="P1" draw:layer="layout" svg:width="2.836cm" svg:height="3.624cm" svg:x="4.153cm" svg:y="12.702cm">
          <text:p text:style-name="P2">IMU</text:p>
          <text:p text:style-name="P2">GY-521</text:p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1.285cm" svg:height="3.492cm" svg:x="7.144cm" svg:y="12.66cm">
          <draw:text-box>
            <text:p><text:span text:style-name="T1">INT</text:span></text:p>
            <text:p><text:span text:style-name="T1">AD0</text:span></text:p>
            <text:p><text:span text:style-name="T1">XCL</text:span></text:p>
            <text:p><text:span text:style-name="T1">XDA</text:span></text:p>
            <text:p><text:span text:style-name="T1">SDA</text:span></text:p>
            <text:p><text:span text:style-name="T1">SCL</text:span></text:p>
            <text:p><text:span text:style-name="T1">GND</text:span></text:p>
            <text:p><text:span text:style-name="T1">VCC</text:span></text:p>
          </draw:text-box>
        </draw:frame>
        <draw:line draw:style-name="gr18" draw:text-style-name="P4" draw:layer="layout" svg:x1="7.024cm" svg:y1="15.53cm" svg:x2="13.744cm" svg:y2="15.53cm">
          <text:p/>
        </draw:line>
        <draw:line draw:style-name="gr19" draw:text-style-name="P4" draw:layer="layout" svg:x1="7.024cm" svg:y1="15.94cm" svg:x2="13.744cm" svg:y2="15.94cm">
          <text:p/>
        </draw:line>
        <draw:line draw:style-name="gr20" draw:text-style-name="P4" draw:layer="layout" svg:x1="7.024cm" svg:y1="15.16cm" svg:x2="13.744cm" svg:y2="15.16cm">
          <text:p/>
        </draw:line>
        <draw:line draw:style-name="gr21" draw:text-style-name="P4" draw:layer="layout" svg:x1="7.024cm" svg:y1="14.778cm" svg:x2="13.744cm" svg:y2="14.778cm">
          <text:p/>
        </draw:line>
        <draw:line draw:style-name="gr22" draw:text-style-name="P4" draw:layer="layout" svg:x1="6.998cm" svg:y1="13.546cm" svg:x2="9.418cm" svg:y2="13.546cm">
          <text:p/>
        </draw:line>
        <draw:line draw:style-name="gr8" draw:text-style-name="P1" draw:layer="layout" svg:x1="9.397cm" svg:y1="13.515cm" svg:x2="9.405cm" svg:y2="15.505cm">
          <text:p/>
        </draw:line>
        <draw:custom-shape draw:style-name="gr23" draw:text-style-name="P5" draw:layer="layout" svg:width="0.174cm" svg:height="0.172cm" svg:x="9.321cm" svg:y="15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6" draw:layer="layout" svg:width="3.83cm" svg:height="0.962cm" svg:x="3.044cm" svg:y="8.892cm">
          <draw:text-box>
            <text:p><text:span text:style-name="T2">LCD-1602</text:span></text:p>
          </draw:text-box>
        </draw:frame>
        <draw:frame draw:style-name="gr14" draw:text-style-name="P3" draw:layer="layout" svg:width="4.395cm" svg:height="2.221cm" svg:x="12.406cm" svg:y="14.257cm">
          <draw:text-box>
            <text:p><text:span text:style-name="T1">Pin 10 <text:s text:c="2"/>Gpio 4 SDA</text:span></text:p>
            <text:p><text:span text:style-name="T1">Pin 11 <text:s text:c="2"/>Gpio 5 SCL</text:span></text:p>
            <text:p><text:span text:style-name="T1">Pin 4 <text:s text:c="4"/>GND</text:span></text:p>
            <text:p><text:span text:style-name="T1">Pin 2 <text:s text:c="4"/>3.3 V</text:span></text:p>
          </draw:text-box>
        </draw:frame>
        <draw:frame draw:style-name="gr25" draw:text-style-name="P7" draw:layer="layout" svg:width="7.266cm" svg:height="1.006cm" svg:x="4.458cm" svg:y="1.93cm">
          <draw:text-box>
            <text:p><text:span text:style-name="T3">TWIPi <text:s/>MB1 I2C Wiring</text:span></text:p>
          </draw:text-box>
        </draw:frame>
        <draw:g>
          <draw:line draw:style-name="gr26" draw:text-style-name="P1" draw:layer="layout" svg:x1="11.454cm" svg:y1="8.639cm" svg:x2="11.601cm" svg:y2="8.723cm">
            <text:p/>
          </draw:line>
          <draw:line draw:style-name="gr26" draw:text-style-name="P1" draw:layer="layout" svg:x1="11.464cm" svg:y1="10.192cm" svg:x2="11.464cm" svg:y2="9.55cm">
            <text:p/>
          </draw:line>
          <draw:line draw:style-name="gr26" draw:text-style-name="P1" draw:layer="layout" svg:x1="11.324cm" svg:y1="8.882cm" svg:x2="11.604cm" svg:y2="8.719cm">
            <text:p/>
          </draw:line>
          <draw:line draw:style-name="gr26" draw:text-style-name="P1" draw:layer="layout" svg:x1="11.341cm" svg:y1="8.881cm" svg:x2="11.6cm" svg:y2="9.031cm">
            <text:p/>
          </draw:line>
          <draw:line draw:style-name="gr26" draw:text-style-name="P1" draw:layer="layout" svg:x1="11.324cm" svg:y1="9.189cm" svg:x2="11.604cm" svg:y2="9.026cm">
            <text:p/>
          </draw:line>
          <draw:line draw:style-name="gr26" draw:text-style-name="P1" draw:layer="layout" svg:x1="11.335cm" svg:y1="9.181cm" svg:x2="11.594cm" svg:y2="9.331cm">
            <text:p/>
          </draw:line>
          <draw:line draw:style-name="gr26" draw:text-style-name="P1" draw:layer="layout" svg:x1="11.318cm" svg:y1="9.489cm" svg:x2="11.598cm" svg:y2="9.326cm">
            <text:p/>
          </draw:line>
          <draw:line draw:style-name="gr26" draw:text-style-name="P1" draw:layer="layout" svg:x1="11.335cm" svg:y1="9.483cm" svg:x2="11.474cm" svg:y2="9.562cm">
            <text:p/>
          </draw:line>
          <draw:line draw:style-name="gr26" draw:text-style-name="P1" draw:layer="layout" svg:x1="11.464cm" svg:y1="8.655cm" svg:x2="11.464cm" svg:y2="8.374cm">
            <text:p/>
          </draw:line>
        </draw:g>
        <draw:g>
          <draw:line draw:style-name="gr26" draw:text-style-name="P1" draw:layer="layout" svg:x1="11.984cm" svg:y1="8.999cm" svg:x2="12.131cm" svg:y2="9.083cm">
            <text:p/>
          </draw:line>
          <draw:line draw:style-name="gr26" draw:text-style-name="P1" draw:layer="layout" svg:x1="11.994cm" svg:y1="10.191cm" svg:x2="11.994cm" svg:y2="9.91cm">
            <text:p/>
          </draw:line>
          <draw:line draw:style-name="gr26" draw:text-style-name="P1" draw:layer="layout" svg:x1="11.854cm" svg:y1="9.242cm" svg:x2="12.134cm" svg:y2="9.079cm">
            <text:p/>
          </draw:line>
          <draw:line draw:style-name="gr26" draw:text-style-name="P1" draw:layer="layout" svg:x1="11.871cm" svg:y1="9.241cm" svg:x2="12.13cm" svg:y2="9.391cm">
            <text:p/>
          </draw:line>
          <draw:line draw:style-name="gr26" draw:text-style-name="P1" draw:layer="layout" svg:x1="11.854cm" svg:y1="9.549cm" svg:x2="12.134cm" svg:y2="9.386cm">
            <text:p/>
          </draw:line>
          <draw:line draw:style-name="gr26" draw:text-style-name="P1" draw:layer="layout" svg:x1="11.865cm" svg:y1="9.541cm" svg:x2="12.124cm" svg:y2="9.691cm">
            <text:p/>
          </draw:line>
          <draw:line draw:style-name="gr26" draw:text-style-name="P1" draw:layer="layout" svg:x1="11.848cm" svg:y1="9.849cm" svg:x2="12.128cm" svg:y2="9.686cm">
            <text:p/>
          </draw:line>
          <draw:line draw:style-name="gr26" draw:text-style-name="P1" draw:layer="layout" svg:x1="11.865cm" svg:y1="9.843cm" svg:x2="12.004cm" svg:y2="9.922cm">
            <text:p/>
          </draw:line>
          <draw:line draw:style-name="gr26" draw:text-style-name="P1" draw:layer="layout" svg:x1="11.994cm" svg:y1="9.015cm" svg:x2="11.994cm" svg:y2="8.734cm">
            <text:p/>
          </draw:line>
        </draw:g>
        <draw:custom-shape draw:style-name="gr23" draw:text-style-name="P5" draw:layer="layout" svg:width="0.174cm" svg:height="0.172cm" svg:x="11.382cm" svg:y="8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5" draw:layer="layout" svg:width="0.174cm" svg:height="0.172cm" svg:x="11.898cm" svg:y="8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1.449cm" svg:y1="10.188cm" svg:x2="13.703cm" svg:y2="10.188cm">
          <text:p/>
        </draw:line>
        <draw:frame draw:style-name="gr27" draw:text-style-name="P3" draw:layer="layout" svg:width="4.395cm" svg:height="0.822cm" svg:x="12.406cm" svg:y="9.626cm">
          <draw:text-box>
            <text:p><text:span text:style-name="T1">Pin 2 <text:s text:c="4"/>3.3 V</text:span></text:p>
          </draw:text-box>
        </draw:frame>
        <draw:frame draw:style-name="gr28" draw:text-style-name="P3" draw:layer="layout" svg:width="1.124cm" svg:height="0.645cm" svg:x="11.982cm" svg:y="8.977cm">
          <draw:text-box>
            <text:p><text:span text:style-name="T1">2K7</text:span></text:p>
          </draw:text-box>
        </draw:frame>
        <draw:frame draw:style-name="gr28" draw:text-style-name="P3" draw:layer="layout" svg:width="1.124cm" svg:height="0.645cm" svg:x="10.394cm" svg:y="8.817cm">
          <draw:text-box>
            <text:p><text:span text:style-name="T1">2K7</text:span></text:p>
          </draw:text-box>
        </draw:frame>
        <draw:g>
          <draw:line draw:style-name="gr26" draw:text-style-name="P1" draw:layer="layout" svg:x1="11.992cm" svg:y1="13.989cm" svg:x2="12.139cm" svg:y2="14.073cm">
            <text:p/>
          </draw:line>
          <draw:line draw:style-name="gr26" draw:text-style-name="P1" draw:layer="layout" svg:x1="12.002cm" svg:y1="15.181cm" svg:x2="12.002cm" svg:y2="14.9cm">
            <text:p/>
          </draw:line>
          <draw:line draw:style-name="gr26" draw:text-style-name="P1" draw:layer="layout" svg:x1="11.862cm" svg:y1="14.232cm" svg:x2="12.142cm" svg:y2="14.069cm">
            <text:p/>
          </draw:line>
          <draw:line draw:style-name="gr26" draw:text-style-name="P1" draw:layer="layout" svg:x1="11.879cm" svg:y1="14.231cm" svg:x2="12.138cm" svg:y2="14.381cm">
            <text:p/>
          </draw:line>
          <draw:line draw:style-name="gr26" draw:text-style-name="P1" draw:layer="layout" svg:x1="11.862cm" svg:y1="14.539cm" svg:x2="12.142cm" svg:y2="14.376cm">
            <text:p/>
          </draw:line>
          <draw:line draw:style-name="gr26" draw:text-style-name="P1" draw:layer="layout" svg:x1="11.873cm" svg:y1="14.531cm" svg:x2="12.132cm" svg:y2="14.681cm">
            <text:p/>
          </draw:line>
          <draw:line draw:style-name="gr26" draw:text-style-name="P1" draw:layer="layout" svg:x1="11.856cm" svg:y1="14.839cm" svg:x2="12.136cm" svg:y2="14.676cm">
            <text:p/>
          </draw:line>
          <draw:line draw:style-name="gr26" draw:text-style-name="P1" draw:layer="layout" svg:x1="11.873cm" svg:y1="14.833cm" svg:x2="12.012cm" svg:y2="14.912cm">
            <text:p/>
          </draw:line>
          <draw:line draw:style-name="gr26" draw:text-style-name="P1" draw:layer="layout" svg:x1="12.002cm" svg:y1="14.005cm" svg:x2="12.002cm" svg:y2="13.312cm">
            <text:p/>
          </draw:line>
        </draw:g>
        <draw:g>
          <draw:line draw:style-name="gr26" draw:text-style-name="P1" draw:layer="layout" svg:x1="11.46cm" svg:y1="13.575cm" svg:x2="11.607cm" svg:y2="13.659cm">
            <text:p/>
          </draw:line>
          <draw:line draw:style-name="gr26" draw:text-style-name="P1" draw:layer="layout" svg:x1="11.47cm" svg:y1="14.767cm" svg:x2="11.47cm" svg:y2="14.486cm">
            <text:p/>
          </draw:line>
          <draw:line draw:style-name="gr26" draw:text-style-name="P1" draw:layer="layout" svg:x1="11.33cm" svg:y1="13.818cm" svg:x2="11.61cm" svg:y2="13.655cm">
            <text:p/>
          </draw:line>
          <draw:line draw:style-name="gr26" draw:text-style-name="P1" draw:layer="layout" svg:x1="11.347cm" svg:y1="13.817cm" svg:x2="11.606cm" svg:y2="13.967cm">
            <text:p/>
          </draw:line>
          <draw:line draw:style-name="gr26" draw:text-style-name="P1" draw:layer="layout" svg:x1="11.33cm" svg:y1="14.125cm" svg:x2="11.61cm" svg:y2="13.962cm">
            <text:p/>
          </draw:line>
          <draw:line draw:style-name="gr26" draw:text-style-name="P1" draw:layer="layout" svg:x1="11.341cm" svg:y1="14.117cm" svg:x2="11.6cm" svg:y2="14.267cm">
            <text:p/>
          </draw:line>
          <draw:line draw:style-name="gr26" draw:text-style-name="P1" draw:layer="layout" svg:x1="11.324cm" svg:y1="14.425cm" svg:x2="11.604cm" svg:y2="14.262cm">
            <text:p/>
          </draw:line>
          <draw:line draw:style-name="gr26" draw:text-style-name="P1" draw:layer="layout" svg:x1="11.341cm" svg:y1="14.419cm" svg:x2="11.48cm" svg:y2="14.498cm">
            <text:p/>
          </draw:line>
          <draw:line draw:style-name="gr26" draw:text-style-name="P1" draw:layer="layout" svg:x1="11.47cm" svg:y1="13.591cm" svg:x2="11.47cm" svg:y2="13.31cm">
            <text:p/>
          </draw:line>
        </draw:g>
        <draw:custom-shape draw:style-name="gr23" draw:text-style-name="P5" draw:layer="layout" svg:width="0.174cm" svg:height="0.172cm" svg:x="11.384cm" svg:y="14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5" draw:layer="layout" svg:width="0.174cm" svg:height="0.172cm" svg:x="11.916cm" svg:y="15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1.449cm" svg:y1="13.312cm" svg:x2="13.703cm" svg:y2="13.312cm">
          <text:p/>
        </draw:line>
        <draw:frame draw:style-name="gr27" draw:text-style-name="P3" draw:layer="layout" svg:width="4.395cm" svg:height="0.822cm" svg:x="12.406cm" svg:y="12.776cm">
          <draw:text-box>
            <text:p><text:span text:style-name="T1">Pin 2 <text:s text:c="4"/>3.3 V</text:span></text:p>
          </draw:text-box>
        </draw:frame>
        <draw:frame draw:style-name="gr28" draw:text-style-name="P3" draw:layer="layout" svg:width="1.124cm" svg:height="0.645cm" svg:x="10.394cm" svg:y="13.702cm">
          <draw:text-box>
            <text:p><text:span text:style-name="T1">2K7</text:span></text:p>
          </draw:text-box>
        </draw:frame>
        <draw:frame draw:style-name="gr28" draw:text-style-name="P3" draw:layer="layout" svg:width="1.124cm" svg:height="0.645cm" svg:x="11.982cm" svg:y="13.727cm">
          <draw:text-box>
            <text:p><text:span text:style-name="T1">2K7</text:span></text:p>
          </draw:text-box>
        </draw:frame>
        <draw:frame draw:style-name="gr3" draw:text-style-name="P3" draw:layer="layout" svg:width="1.306cm" svg:height="1.827cm" svg:x="8.414cm" svg:y="7.041cm">
          <draw:text-box>
            <text:p><text:span text:style-name="T1">YEL</text:span></text:p>
            <text:p><text:span text:style-name="T1">ORG</text:span></text:p>
            <text:p><text:span text:style-name="T1">GRY</text:span></text:p>
            <text:p><text:span text:style-name="T1">PRP</text:span></text:p>
          </draw:text-box>
        </draw:frame>
        <draw:frame draw:style-name="gr25" draw:text-style-name="P9" draw:layer="layout" svg:width="5.246cm" svg:height="1.006cm" svg:x="14.324cm" svg:y="1.92cm">
          <draw:text-box>
            <text:p text:style-name="P8"><text:span text:style-name="T4">Version 2 / 2018-12-0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6T16:04:45.628000000</meta:creation-date>
    <dc:date>2018-12-02T15:41:09.276000000</dc:date>
    <meta:editing-duration>PT1H42M18S</meta:editing-duration>
    <meta:editing-cycles>3</meta:editing-cycles>
    <meta:generator>LibreOffice/6.1.3.2$Windows_X86_64 LibreOffice_project/86daf60bf00efa86ad547e59e09d6bb77c699acb</meta:generator>
    <meta:document-statistic meta:object-count="89"/>
  </office:meta>
</office:document-meta>
</file>